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940" officeooo:paragraph-rsid="00109940"/>
    </style:style>
    <style:style style:name="P2" style:family="paragraph" style:parent-style-name="Standard">
      <style:text-properties officeooo:rsid="00109940" officeooo:paragraph-rsid="0012c535"/>
    </style:style>
    <style:style style:name="P3" style:family="paragraph" style:parent-style-name="Standard">
      <style:text-properties officeooo:rsid="00109940" officeooo:paragraph-rsid="001be57a"/>
    </style:style>
    <style:style style:name="P4" style:family="paragraph" style:parent-style-name="Standard">
      <style:text-properties fo:font-weight="bold" officeooo:rsid="00109940" officeooo:paragraph-rsid="00109940" style:font-weight-asian="bold" style:font-weight-complex="bold"/>
    </style:style>
    <style:style style:name="P5" style:family="paragraph" style:parent-style-name="Standard">
      <style:text-properties officeooo:rsid="00167acc" officeooo:paragraph-rsid="00167acc"/>
    </style:style>
    <style:style style:name="P6" style:family="paragraph" style:parent-style-name="Standard">
      <style:text-properties officeooo:rsid="0018bf54" officeooo:paragraph-rsid="0018bf54"/>
    </style:style>
    <style:style style:name="P7" style:family="paragraph" style:parent-style-name="Standard">
      <style:text-properties officeooo:rsid="001acb2e" officeooo:paragraph-rsid="001acb2e"/>
    </style:style>
    <style:style style:name="P8" style:family="paragraph" style:parent-style-name="Standard">
      <style:text-properties officeooo:rsid="00109940" officeooo:paragraph-rsid="00109940"/>
    </style:style>
    <style:style style:name="P9" style:family="paragraph" style:parent-style-name="Standard">
      <style:text-properties officeooo:rsid="001cfd9b" officeooo:paragraph-rsid="001cfd9b"/>
    </style:style>
    <style:style style:name="T1" style:family="text">
      <style:text-properties officeooo:rsid="00119e90"/>
    </style:style>
    <style:style style:name="T2" style:family="text">
      <style:text-properties officeooo:rsid="0012c535"/>
    </style:style>
    <style:style style:name="T3" style:family="text">
      <style:text-properties officeooo:rsid="0013ad23"/>
    </style:style>
    <style:style style:name="T4" style:family="text">
      <style:text-properties officeooo:rsid="00184ec0"/>
    </style:style>
    <style:style style:name="T5" style:family="text">
      <style:text-properties officeooo:rsid="001b89f6"/>
    </style:style>
    <style:style style:name="T6" style:family="text">
      <style:text-properties officeooo:rsid="001be5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ights</text:p>
      <text:p text:style-name="P4"/>
      <text:p text:style-name="P1"/>
      <text:p text:style-name="P1">Li-SOCl2 <text:span text:style-name="T1">b</text:span>attery AA <text:span text:style-name="T1">with wires</text:span> <text:s/>18.4g</text:p>
      <text:p text:style-name="P1">Gnat 2.8g</text:p>
      <text:p text:style-name="P1">GNSS Antenna 8.0g</text:p>
      <text:p text:style-name="P1">LoRa antenna 0.1g</text:p>
      <text:p text:style-name="P3"><text:span text:style-name="T2">Lithium ion 40</text:span>0 mAh battery <text:span text:style-name="T6">8.7</text:span>g</text:p>
      <text:p text:style-name="P1"><text:span text:style-name="T2">Lithium ion 1</text:span>10 mAh battery 2.8g</text:p>
      <text:p text:style-name="P2"><text:span text:style-name="T2">Lithium ion </text:span>40 mAh battery 1.5g</text:p>
      <text:p text:style-name="P1">PVC enclosure 27g</text:p>
      <text:p text:style-name="P1"><text:span text:style-name="T5">Heat-s</text:span>hrink tube <text:span text:style-name="T3">double-walled with adhesive 10 cm </text:span>7g</text:p>
      <text:p text:style-name="P9">Thin coat of silicone ~3g</text:p>
      <text:p text:style-name="P1"/>
      <text:p text:style-name="P5">Logger with 110mAh battery <text:span text:style-name="T4">in heat-shrink tube</text:span> 19g</text:p>
      <text:p text:style-name="P6">Logger with AA battery in heat-shrink tubing 35g</text:p>
      <text:p text:style-name="P6">Logger with PVC and epoxy ~56g</text:p>
      <text:p text:style-name="P7">Logger with 400mAh battery and 30mm x 25mm solar panel in heat-shrink ~30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11T11:31:06.519560034</meta:creation-date>
    <dc:date>2020-09-11T15:26:07.632711548</dc:date>
    <dc:creator>Ned Horning</dc:creator>
    <meta:editing-duration>PT48M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84" meta:character-count="479" meta:non-whitespace-character-count="409"/>
  </office:meta>
</office:document-meta>
</file>